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ViewResolver.setErrorListener( ErrorListener error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ViewResolver.setCacheTemplates( boolean cacheTempl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ViewResolver.setOutputProperties( Properties output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ViewResolver.buildView( String view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sltViewResolver.setSourceKey( String sourc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ViewResolver.Xslt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ViewResolver.setIndent( boolean 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ViewResolver.requiredView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ViewResolver.instantiate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ViewResolver.setUriResolver( URIResolver uri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